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102.39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Product No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style-name="ce1" office:value-type="string" calcext:value-type="string">
            <text:p>nRF24L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5" office:value-type="string" calcext:value-type="string">
            <text:p>https://www.amazon.com/KEYESTUDIO-NRF24l01-Module-Wireless-Transceiver/dp/B07FGDY31M/ref=sr_1_20?keywords=nrf24l01+module&amp;qid=1569932943&amp;sr=8-20</text:p>
          </table:table-cell>
          <table:table-cell table:style-name="ce2" office:value-type="string" calcext:value-type="string">
            <text:p>package with 4 modules</text:p>
          </table:table-cell>
        </table:table-row>
        <table:table-row table:style-name="ro3">
          <table:table-cell table:style-name="ce1" office:value-type="string" calcext:value-type="string">
            <text:p>K64F dev board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406741" calcext:value-type="float">
            <text:p>2406741</text:p>
          </table:table-cell>
          <table:table-cell table:style-name="ce5" office:value-type="string" calcext:value-type="string">
            <text:p>https://ie.farnell.com/nxp/frdm-k64f/dev-board-ethernet-usb/dp/2406741?st=k64f</text:p>
          </table:table-cell>
          <table:table-cell table:style-name="ce2" office:value-type="string" calcext:value-type="string">
            <text:p>development boards</text:p>
          </table:table-cell>
        </table:table-row>
        <table:table-row table:style-name="ro4">
          <table:table-cell table:style-name="ce2" office:value-type="string" calcext:value-type="string">
            <text:p>conductive fabri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85-1364</text:p>
          </table:table-cell>
          <table:table-cell table:style-name="ce6" office:value-type="string" calcext:value-type="string">
            <text:p>https://www.mouser.ie/ProductDetail/Adafruit/1364?qs=sGAEpiMZZMsMyYRRhGMFNhhvhknOH8rHIpI7%2FlJYgl0%3D</text:p>
          </table:table-cell>
          <table:table-cell table:style-name="ce1" office:value-type="string" calcext:value-type="string">
            <text:p>conductive fabric for moisture detection</text:p>
          </table:table-cell>
        </table:table-row>
        <table:table-row table:style-name="ro5">
          <table:table-cell table:style-name="ce1" office:value-type="string" calcext:value-type="string">
            <text:p>vibration motor</text:p>
          </table:table-cell>
          <table:table-cell/>
          <table:table-cell table:style-name="ce4" office:value-type="string" calcext:value-type="string">
            <text:p>619-28821</text:p>
          </table:table-cell>
          <table:table-cell table:style-name="ce5" office:value-type="string" calcext:value-type="string">
            <text:p>https://www.mouser.ie/ProductDetail/Parallax/28821?qs=sGAEpiMZZMsv3%2FxVbQiciD2XahQ7lqLvcbiE4XVIbwo%3D</text:p>
          </table:table-cell>
          <table:table-cell table:style-name="ce2" office:value-type="string" calcext:value-type="string">
            <text:p>motor for vibrations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33:32.507985302</meta:creation-date>
    <dc:date>2019-10-01T14:36:50.273021535</dc:date>
    <meta:editing-duration>PT2M26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